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P1" style:family="paragraph" style:parent-style-name="Preformatted_20_Text">
      <style:paragraph-properties fo:margin-top="0cm" fo:margin-bottom="0.499cm" style:contextual-spacing="false" style:writing-mode="lr-tb"/>
    </style:style>
    <style:style style:name="P2" style:family="paragraph" style:parent-style-name="Preformatted_20_Text">
      <style:paragraph-properties fo:margin-left="0cm" fo:margin-right="0cm" fo:margin-top="0cm" fo:margin-bottom="0cm" style:contextual-spacing="false" fo:orphans="2" fo:widows="2" fo:text-indent="0cm" style:auto-text-indent="false"/>
    </style:style>
    <style:style style:name="P3" style:family="paragraph" style:parent-style-name="Preformatted_20_Text">
      <style:paragraph-properties style:writing-mode="lr-tb"/>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T1" style:family="text">
      <style:text-properties fo:font-variant="normal" fo:text-transform="none" fo:color="#000000" loext:opacity="100%" style:text-line-through-style="none" style:text-line-through-type="none" style:font-name="monospace" fo:font-size="9.75pt" fo:letter-spacing="normal" fo:font-style="normal" style:text-underline-style="none" fo:font-weight="bold" style:text-blinking="false"/>
    </style:style>
    <style:style style:name="T2" style:family="text">
      <style:text-properties fo:font-variant="normal" fo:text-transform="none" fo:color="#000000" loext:opacity="100%" style:font-name="monospace" fo:font-size="9.75pt" fo:letter-spacing="normal" fo:font-style="normal"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rfc-editor.org/rfc/rfc6750#section-4" text:style-name="Internet_20_link" text:visited-style-name="Visited_20_Internet_20_Link"><text:bookmark text:name="section-4"/><text:span text:style-name="T1">4</text:span></text:a><text:span text:style-name="T2">. <text:s/>Example Access Token Response</text:span></text:p>
      <text:p text:style-name="Standard"/>
      <text:p text:style-name="Text_20_body">Bu bölüm, bir <text:span text:style-name="Strong_20_Emphasis">access token</text:span> (erişim token'ı) yanıtının tipik bir örneğini açıklamaktadır. OAuth 2.0 protokolüne göre, istemciler bir kaynağa erişim talebinde bulunduklarında, erişim token'ı genellikle bu yanıtın bir parçası olarak döndürülür. Bu yanıt, istemcinin belirtilen kaynağa erişim için gereken izinlere sahip olup olmadığını belirler.</text:p>
      <text:h text:style-name="Heading_20_3" text:outline-level="3">Örnek Access Token Yanıtı:</text:h>
      <text:p text:style-name="Standard"/>
      <text:p text:style-name="P3"><text:span text:style-name="Source_20_Text">HTTP/1.1 200 OK</text:span></text:p>
      <text:p text:style-name="P3"><text:span text:style-name="Source_20_Text">Content-Type: application/json;charset=UTF-8</text:span></text:p>
      <text:p text:style-name="P3"><text:span text:style-name="Source_20_Text">Cache-Control: no-store</text:span></text:p>
      <text:p text:style-name="P3"><text:span text:style-name="Source_20_Text">Pragma: no-cache</text:span></text:p>
      <text:p text:style-name="P3"/>
      <text:p text:style-name="P3"><text:span text:style-name="Source_20_Text">{</text:span></text:p>
      <text:p text:style-name="P3"><text:span text:style-name="Source_20_Text"><text:s text:c="2"/>"access_token": "mF_9.B5f-4.1JqM",</text:span></text:p>
      <text:p text:style-name="P3"><text:span text:style-name="Source_20_Text"><text:s text:c="2"/>"token_type": "Bearer",</text:span></text:p>
      <text:p text:style-name="P3"><text:span text:style-name="Source_20_Text"><text:s text:c="2"/>"expires_in": 3600,</text:span></text:p>
      <text:p text:style-name="P3"><text:span text:style-name="Source_20_Text"><text:s text:c="2"/>"refresh_token": "tGzv3JOkF0XG5Qx2TlKWIA"</text:span></text:p>
      <text:p text:style-name="P1"><text:span text:style-name="Source_20_Text">}</text:span></text:p>
      <text:h text:style-name="Heading_20_3" text:outline-level="3">Yanıtın Açıklaması:</text:h>
      <text:h text:style-name="Heading_20_4" text:outline-level="4">1. <text:span text:style-name="Strong_20_Emphasis">HTTP/1.1 200 OK</text:span></text:h>
      <text:list text:style-name="L1">
        <text:list-item>
          <text:p text:style-name="P5">Bu, HTTP durumu yanıtıdır ve <text:span text:style-name="Strong_20_Emphasis">isteğin başarılı</text:span> olduğunu belirtir.</text:p>
        </text:list-item>
        <text:list-item>
          <text:p text:style-name="P4"><text:span text:style-name="Strong_20_Emphasis">200 OK</text:span> durumu, sunucunun isteği doğru şekilde işlediğini ve yanıtı başarıyla döndürdüğünü gösterir.</text:p>
        </text:list-item>
      </text:list>
      <text:h text:style-name="Heading_20_4" text:outline-level="4">2. <text:span text:style-name="Strong_20_Emphasis">Content-Type: application/json;charset=UTF-8</text:span></text:h>
      <text:list text:style-name="L2">
        <text:list-item>
          <text:p text:style-name="P7">Bu başlık, yanıtın içeriğinin <text:span text:style-name="Strong_20_Emphasis">JSON formatında</text:span> olduğunu belirtir.</text:p>
        </text:list-item>
        <text:list-item>
          <text:p text:style-name="P6">JSON, bu yanıtın veri formatıdır ve istemcinin veriyi nasıl işleyeceğini belirler.</text:p>
        </text:list-item>
      </text:list>
      <text:h text:style-name="Heading_20_4" text:outline-level="4">3. <text:span text:style-name="Strong_20_Emphasis">Cache-Control: no-store</text:span></text:h>
      <text:list text:style-name="L3">
        <text:list-item>
          <text:p text:style-name="P9">Bu başlık, istemcinin veya sunucunun yanıtı <text:span text:style-name="Strong_20_Emphasis">önbelleğe almasını engeller</text:span>.</text:p>
        </text:list-item>
        <text:list-item>
          <text:p text:style-name="P8">Önbellekleme genellikle güvenlik riski oluşturabilir (örneğin, token'lar kötüye kullanılabilir), bu nedenle <text:span text:style-name="Source_20_Text">no-store</text:span> başlığı kullanılarak yanıtın depolanması engellenir.</text:p>
        </text:list-item>
      </text:list>
      <text:h text:style-name="Heading_20_4" text:outline-level="4">4. <text:span text:style-name="Strong_20_Emphasis">Pragma: no-cache</text:span></text:h>
      <text:list text:style-name="L4">
        <text:list-item>
          <text:p text:style-name="P11">Bu da bir HTTP başlığıdır ve eski HTTP sürümleriyle uyumluluk amacıyla eklenir.</text:p>
        </text:list-item>
        <text:list-item>
          <text:p text:style-name="P10"><text:span text:style-name="Strong_20_Emphasis"><text:span text:style-name="Source_20_Text">no-cache</text:span></text:span> ifadesi, yanıtın önbelleğe alınmaması gerektiğini belirtir, bu başlık özellikle HTTP/1.0 istemcileri için önemlidir.</text:p>
        </text:list-item>
      </text:list>
      <text:h text:style-name="Heading_20_3" text:outline-level="3">JSON Cevabı:</text:h>
      <text:p text:style-name="Text_20_body">Yanıt gövdesi JSON formatında döndürülmüştür ve aşağıdaki parametreler içerir:</text:p>
      <text:h text:style-name="Heading_20_4" text:outline-level="4">1. <text:span text:style-name="Strong_20_Emphasis">access_token</text:span></text:h>
      <text:list text:style-name="L5">
        <text:list-item>
          <text:p text:style-name="P13"><text:span text:style-name="Strong_20_Emphasis">Erişim Token'ı</text:span>: Bu, istemcinin korunmuş bir kaynağa erişim sağlamak için kullanacağı <text:span text:style-name="Strong_20_Emphasis">token</text:span>'dır.</text:p>
        </text:list-item>
        <text:list-item>
          <text:p text:style-name="P12"><text:soft-page-break/>Örnekte: <text:span text:style-name="Source_20_Text">"access_token": "mF_9.B5f-4.1JqM"</text:span> şeklinde belirtilmiş. Bu token, belirli bir süre geçerli olacaktır ve doğru kimlik doğrulaması yapılmadığı sürece korunmuş kaynağa erişim sağlanamaz.</text:p>
        </text:list-item>
      </text:list>
      <text:h text:style-name="Heading_20_4" text:outline-level="4">2. <text:span text:style-name="Strong_20_Emphasis">token_type</text:span></text:h>
      <text:list text:style-name="L6">
        <text:list-item>
          <text:p text:style-name="P15"><text:span text:style-name="Strong_20_Emphasis">Token Türü</text:span>: Bu parametre, token türünü belirtir. OAuth 2.0 protokolü için bu genellikle <text:span text:style-name="Strong_20_Emphasis">"Bearer"</text:span> olarak belirtilir.</text:p>
        </text:list-item>
        <text:list-item>
          <text:p text:style-name="P14">"Bearer" token türü, istemcinin bu token'ı her istekle birlikte göndermesi gerektiğini belirtir. Bu tür token'lar, kullanıcı adı veya şifre gerektirmez, sadece token yeterlidir.</text:p>
        </text:list-item>
      </text:list>
      <text:h text:style-name="Heading_20_4" text:outline-level="4">3. <text:span text:style-name="Strong_20_Emphasis">expires_in</text:span></text:h>
      <text:list text:style-name="L7">
        <text:list-item>
          <text:p text:style-name="P17"><text:span text:style-name="Strong_20_Emphasis">Token’ın Geçerlilik Süresi</text:span>: Bu, token'ın geçerlilik süresi ile ilgili bilgidir. Örneğin, <text:span text:style-name="Source_20_Text">"expires_in": 3600</text:span> bu token'ın <text:span text:style-name="Strong_20_Emphasis">3600 saniye</text:span> (1 saat) boyunca geçerli olduğu anlamına gelir.</text:p>
        </text:list-item>
        <text:list-item>
          <text:p text:style-name="P16">Bu sürenin sonunda token geçersiz olur ve istemcinin yeni bir token alması gerekir.</text:p>
        </text:list-item>
      </text:list>
      <text:h text:style-name="Heading_20_4" text:outline-level="4">4. <text:span text:style-name="Strong_20_Emphasis">refresh_token</text:span></text:h>
      <text:list text:style-name="L8">
        <text:list-item>
          <text:p text:style-name="P19"><text:span text:style-name="Strong_20_Emphasis">Refresh Token</text:span>: Bu, istemcinin yeni bir <text:span text:style-name="Strong_20_Emphasis">access token</text:span> almak için kullanabileceği bir <text:span text:style-name="Strong_20_Emphasis">refresh token</text:span>'dır.</text:p>
        </text:list-item>
        <text:list-item>
          <text:p text:style-name="P18">Örneğin: <text:span text:style-name="Source_20_Text">"refresh_token": "tGzv3JOkF0XG5Qx2TlKWIA"</text:span> şeklinde verilmiştir. <text:span text:style-name="Strong_20_Emphasis">Refresh token</text:span>, access token süresi sona erdiğinde istemcinin yeniden kimlik doğrulama yapmadan yeni bir token almasına olanak tanır.</text:p>
        </text:list-item>
      </text:list>
      <text:h text:style-name="Heading_20_3" text:outline-level="3">Özet:</text:h>
      <text:p text:style-name="Text_20_body">Bu yanıt, OAuth 2.0'a göre istemcinin kaynağa erişebilmesi için gereken <text:span text:style-name="Strong_20_Emphasis">access token</text:span>'ı, token türünü, geçerlilik süresini ve <text:span text:style-name="Strong_20_Emphasis">refresh token</text:span>'ı sağlar. İstemci, token'ı kullanarak kaynaklara erişim talep edebilir ve token süresi dolduğunda refresh token ile yenileyebili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01:20:49.735243051</meta:creation-date>
    <dc:date>2025-01-27T01:22:04.248161681</dc:date>
    <meta:editing-duration>PT1M14S</meta:editing-duration>
    <meta:editing-cycles>1</meta:editing-cycles>
    <meta:document-statistic meta:table-count="0" meta:image-count="0" meta:object-count="0" meta:page-count="2" meta:paragraph-count="42" meta:word-count="398" meta:character-count="3093" meta:non-whitespace-character-count="2744"/>
    <meta:generator>LibreOffice/7.4.7.2$Linux_X86_64 LibreOffice_project/40$Build-2</meta:generator>
  </office:meta>
</office:document-meta>
</file>